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00%"/>
      <style:text-properties officeooo:rsid="0011bb1f" officeooo:paragraph-rsid="0019c3ef"/>
    </style:style>
    <style:style style:name="P2" style:family="paragraph" style:parent-style-name="Standard">
      <style:paragraph-properties fo:line-height="100%"/>
      <style:text-properties officeooo:rsid="0011bb1f" officeooo:paragraph-rsid="0019c3ef"/>
    </style:style>
    <style:style style:name="P3" style:family="paragraph" style:parent-style-name="Preformatted_20_Text">
      <style:paragraph-properties fo:line-height="100%"/>
      <style:text-properties style:font-name="Liberation Serif" officeooo:rsid="0011bb1f" officeooo:paragraph-rsid="0019c3ef"/>
    </style:style>
    <style:style style:name="P4" style:family="paragraph" style:parent-style-name="Standard">
      <style:paragraph-properties fo:line-height="100%"/>
      <style:text-properties style:font-name="Liberation Serif" officeooo:rsid="0011bb1f" officeooo:paragraph-rsid="0019c3ef"/>
    </style:style>
    <style:style style:name="P5" style:family="paragraph" style:parent-style-name="Standard">
      <style:paragraph-properties fo:line-height="100%"/>
      <style:text-properties fo:font-size="12pt" officeooo:paragraph-rsid="0019c3ef" style:font-size-asian="12pt" style:font-size-complex="12pt"/>
    </style:style>
    <style:style style:name="P6" style:family="paragraph" style:parent-style-name="Standard">
      <style:paragraph-properties fo:line-height="100%"/>
      <style:text-properties fo:font-size="12pt" officeooo:paragraph-rsid="001ae620" style:font-size-asian="12pt" style:font-size-complex="12pt"/>
    </style:style>
    <style:style style:name="P7" style:family="paragraph" style:parent-style-name="Standard">
      <style:paragraph-properties fo:line-height="100%"/>
      <style:text-properties officeooo:paragraph-rsid="0019c3ef"/>
    </style:style>
    <style:style style:name="P8" style:family="paragraph" style:parent-style-name="Text_20_body">
      <style:paragraph-properties fo:margin-top="0.226cm" fo:margin-bottom="0cm" style:contextual-spacing="false" fo:line-height="100%"/>
      <style:text-properties fo:color="#111111" loext:opacity="100%" style:font-name="Liberation Serif" fo:font-size="12pt" fo:font-style="normal" officeooo:paragraph-rsid="00278b6a" style:font-size-asian="12pt" style:font-style-asian="normal" style:font-size-complex="12pt" style:font-style-complex="normal"/>
    </style:style>
    <style:style style:name="P9" style:family="paragraph" style:parent-style-name="Text_20_body">
      <style:paragraph-properties fo:margin-left="0cm" fo:margin-right="0cm" fo:margin-top="0.242cm" fo:margin-bottom="0cm" style:contextual-spacing="false" fo:line-height="100%" fo:text-indent="0cm" style:auto-text-indent="false"/>
      <style:text-properties fo:color="#111111" loext:opacity="100%" style:font-name="Liberation Serif" fo:font-size="12pt" fo:font-style="normal" officeooo:paragraph-rsid="0028da6d" style:font-size-asian="12pt" style:font-style-asian="normal" style:font-size-complex="12pt" style:font-style-complex="normal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fo:color="#111111" loext:opacity="100%" style:font-name="Liberation Serif" fo:font-size="12pt" fo:font-style="normal" officeooo:paragraph-rsid="0028da6d" style:font-name-asian="Courier New1" style:font-size-asian="12pt" style:font-style-asian="normal" style:font-size-complex="12pt" style:font-style-complex="normal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fo:color="#111111" loext:opacity="100%" style:font-name="Liberation Serif" fo:font-size="12pt" fo:font-style="normal" officeooo:rsid="002a5eeb" officeooo:paragraph-rsid="002a5eeb" style:font-name-asian="Courier New1" style:font-size-asian="12pt" style:font-style-asian="normal" style:font-size-complex="12pt" style:font-style-complex="normal"/>
    </style:style>
    <style:style style:name="P12" style:family="paragraph" style:parent-style-name="Text_20_body">
      <style:paragraph-properties fo:margin-left="0cm" fo:margin-right="0cm" fo:margin-top="0.226cm" fo:margin-bottom="0cm" style:contextual-spacing="false" fo:line-height="100%" fo:text-indent="0cm" style:auto-text-indent="false"/>
      <style:text-properties fo:color="#111111" loext:opacity="100%" style:font-name="Liberation Serif" fo:font-size="12pt" fo:letter-spacing="-0.012cm" fo:font-style="normal" officeooo:rsid="0028da6d" officeooo:paragraph-rsid="0028da6d" style:font-size-asian="12pt" style:font-style-asian="normal" style:font-size-complex="12pt" style:font-style-complex="normal"/>
    </style:style>
    <style:style style:name="P13" style:family="paragraph" style:parent-style-name="Text_20_body">
      <style:paragraph-properties fo:margin-left="0cm" fo:margin-right="0cm" fo:margin-top="0.226cm" fo:margin-bottom="0cm" style:contextual-spacing="false" fo:line-height="100%" fo:text-indent="0cm" style:auto-text-indent="false"/>
      <style:text-properties fo:color="#111111" loext:opacity="100%" style:font-name="Liberation Serif" fo:font-size="12pt" fo:letter-spacing="-0.012cm" fo:font-style="normal" officeooo:rsid="0028da6d" officeooo:paragraph-rsid="0028da6d" style:font-size-asian="12pt" style:font-style-asian="normal" style:font-size-complex="12pt" style:font-style-complex="normal" style:text-scale="90%"/>
    </style:style>
    <style:style style:name="P14" style:family="paragraph" style:parent-style-name="Text_20_body">
      <style:paragraph-properties fo:margin-left="0cm" fo:margin-right="0cm" fo:margin-top="0.18cm" fo:margin-bottom="0cm" style:contextual-spacing="false" fo:line-height="100%" fo:text-indent="0cm" style:auto-text-indent="false"/>
      <style:text-properties fo:color="#111111" loext:opacity="100%" style:font-name="Liberation Serif" officeooo:paragraph-rsid="0028da6d"/>
    </style:style>
    <style:style style:name="P15" style:family="paragraph" style:parent-style-name="Heading_20_2">
      <style:paragraph-properties fo:margin-left="0cm" fo:margin-right="0cm" fo:margin-top="0.226cm" fo:margin-bottom="0cm" style:contextual-spacing="false" fo:line-height="100%" fo:text-indent="0cm" style:auto-text-indent="false"/>
      <style:text-properties fo:color="#111111" loext:opacity="100%" style:font-name="Liberation Serif" fo:font-size="12pt" fo:font-style="normal" officeooo:paragraph-rsid="00278b6a" style:font-size-asian="12pt" style:font-style-asian="normal" style:font-size-complex="12pt" style:font-style-complex="normal"/>
    </style:style>
    <style:style style:name="P16" style:family="paragraph" style:parent-style-name="Heading_20_2">
      <style:paragraph-properties fo:margin-left="0cm" fo:margin-right="0cm" fo:margin-top="0.242cm" fo:margin-bottom="0cm" style:contextual-spacing="false" fo:line-height="100%" fo:text-indent="0cm" style:auto-text-indent="false"/>
      <style:text-properties fo:color="#111111" loext:opacity="100%" style:font-name="Liberation Serif" fo:font-size="12pt" fo:font-style="normal" officeooo:paragraph-rsid="0028da6d" style:font-size-asian="12pt" style:font-style-asian="normal" style:font-size-complex="12pt" style:font-style-complex="normal"/>
    </style:style>
    <style:style style:name="P17" style:family="paragraph" style:parent-style-name="Heading_20_2">
      <style:paragraph-properties fo:margin-left="0cm" fo:margin-right="0cm" fo:margin-top="0.226cm" fo:margin-bottom="0cm" style:contextual-spacing="false" fo:line-height="100%" fo:text-indent="0cm" style:auto-text-indent="false"/>
      <style:text-properties fo:color="#111111" loext:opacity="100%" style:font-name="Liberation Serif" fo:font-size="12pt" fo:font-style="normal" officeooo:paragraph-rsid="00278b6a" style:font-size-asian="12pt" style:font-style-asian="normal" style:font-size-complex="12pt" style:font-style-complex="normal" style:text-scale="95%"/>
    </style:style>
    <style:style style:name="P18" style:family="paragraph" style:parent-style-name="Heading_20_2">
      <style:paragraph-properties fo:margin-left="0cm" fo:margin-right="0cm" fo:line-height="100%" fo:text-indent="0cm" style:auto-text-indent="false"/>
      <style:text-properties fo:color="#111111" loext:opacity="100%" style:font-name="Liberation Serif" fo:font-size="12pt" fo:font-style="normal" officeooo:paragraph-rsid="0028da6d" style:font-name-asian="Courier New1" style:font-size-asian="12pt" style:font-style-asian="normal" style:font-size-complex="12pt" style:font-style-complex="normal"/>
    </style:style>
    <style:style style:name="P19" style:family="paragraph" style:parent-style-name="Heading_20_2">
      <style:paragraph-properties fo:margin-left="0cm" fo:margin-right="0cm" fo:line-height="100%" fo:text-indent="0cm" style:auto-text-indent="false"/>
      <style:text-properties fo:color="#111111" loext:opacity="100%" style:font-name="Liberation Serif" fo:font-size="12pt" fo:letter-spacing="0.019cm" fo:font-style="normal" officeooo:rsid="0028da6d" officeooo:paragraph-rsid="0028da6d" style:font-name-asian="Courier New1" style:font-size-asian="12pt" style:font-style-asian="normal" style:font-size-complex="12pt" style:font-style-complex="normal" style:text-scale="95%"/>
    </style:style>
    <style:style style:name="P20" style:family="paragraph" style:parent-style-name="Heading_20_3">
      <style:paragraph-properties fo:margin-left="0cm" fo:margin-right="0cm" fo:line-height="100%" fo:text-indent="0cm" style:auto-text-indent="false"/>
      <style:text-properties fo:color="#111111" loext:opacity="100%" style:font-name="Liberation Serif" fo:font-size="12pt" fo:font-style="normal" officeooo:rsid="00278b6a" officeooo:paragraph-rsid="00278b6a" style:font-size-asian="12pt" style:font-style-asian="normal" style:font-size-complex="12pt" style:font-style-complex="normal"/>
    </style:style>
    <style:style style:name="P21" style:family="paragraph" style:parent-style-name="Heading_20_3">
      <style:paragraph-properties fo:margin-left="0cm" fo:margin-right="0cm" fo:margin-top="0.226cm" fo:margin-bottom="0cm" style:contextual-spacing="false" fo:line-height="100%" fo:text-indent="0cm" style:auto-text-indent="false"/>
      <style:text-properties fo:color="#111111" loext:opacity="100%" style:font-name="Liberation Serif" fo:font-size="12pt" fo:font-style="normal" officeooo:paragraph-rsid="002c4ad3" style:font-size-asian="12pt" style:font-style-asian="normal" style:font-size-complex="12pt" style:font-style-complex="normal"/>
    </style:style>
    <style:style style:name="P22" style:family="paragraph" style:parent-style-name="Heading_20_3">
      <style:paragraph-properties fo:margin-left="0cm" fo:margin-right="0cm" fo:margin-top="0.242cm" fo:margin-bottom="0cm" style:contextual-spacing="false" fo:line-height="100%" fo:text-indent="0cm" style:auto-text-indent="false"/>
      <style:text-properties fo:color="#111111" loext:opacity="100%" style:font-name="Liberation Serif" fo:font-size="12pt" fo:font-style="normal" officeooo:paragraph-rsid="0028da6d" style:font-size-asian="12pt" style:font-style-asian="normal" style:font-size-complex="12pt" style:font-style-complex="normal"/>
    </style:style>
    <style:style style:name="P23" style:family="paragraph" style:parent-style-name="Heading_20_3">
      <style:paragraph-properties fo:margin-left="0cm" fo:margin-right="0cm" fo:margin-top="0.242cm" fo:margin-bottom="0cm" style:contextual-spacing="false" fo:line-height="100%" fo:text-indent="0cm" style:auto-text-indent="false"/>
      <style:text-properties fo:color="#111111" loext:opacity="100%" style:font-name="Liberation Serif" fo:font-size="12pt" fo:letter-spacing="-0.011cm" fo:font-style="normal" officeooo:paragraph-rsid="0028da6d" style:font-size-asian="12pt" style:font-style-asian="normal" style:font-size-complex="12pt" style:font-style-complex="normal" style:text-scale="95%"/>
    </style:style>
    <style:style style:name="P24" style:family="paragraph" style:parent-style-name="Heading_20_3">
      <style:paragraph-properties fo:margin-left="0cm" fo:margin-right="0cm" fo:margin-top="0.242cm" fo:margin-bottom="0cm" style:contextual-spacing="false" fo:line-height="100%" fo:text-indent="0cm" style:auto-text-indent="false"/>
      <style:text-properties fo:color="#111111" loext:opacity="100%" style:font-name="Liberation Serif" fo:font-size="12pt" fo:letter-spacing="-0.012cm" fo:font-style="normal" officeooo:rsid="0028da6d" officeooo:paragraph-rsid="002d62ec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line-height="100%"/>
      <style:text-properties fo:font-size="12pt" officeooo:paragraph-rsid="0019c3ef" style:font-size-asian="12pt" style:font-size-complex="12pt"/>
    </style:style>
    <style:style style:name="P26" style:family="paragraph" style:parent-style-name="Standard">
      <style:paragraph-properties fo:line-height="100%"/>
      <style:text-properties fo:color="#111111" loext:opacity="100%" style:font-name="DejaVu Sans" fo:font-size="12pt" officeooo:paragraph-rsid="002ee8e5" style:font-size-asian="12pt" style:font-size-complex="12pt"/>
    </style:style>
    <style:style style:name="P27" style:family="paragraph" style:parent-style-name="Standard">
      <style:paragraph-properties fo:line-height="100%"/>
      <style:text-properties fo:color="#111111" loext:opacity="100%" style:font-name="Liberation Serif" fo:font-size="12pt" officeooo:paragraph-rsid="00278b6a" style:font-size-asian="12pt" style:font-size-complex="12pt"/>
    </style:style>
    <style:style style:name="P28" style:family="paragraph" style:parent-style-name="Standard">
      <style:paragraph-properties fo:line-height="100%"/>
      <style:text-properties fo:color="#111111" loext:opacity="100%" style:font-name="Liberation Serif" fo:font-size="12pt" style:font-size-asian="12pt" style:font-size-complex="12pt"/>
    </style:style>
    <style:style style:name="P29" style:family="paragraph" style:parent-style-name="Standard">
      <style:paragraph-properties fo:line-height="100%"/>
      <style:text-properties fo:color="#111111" loext:opacity="100%" style:font-name="Liberation Serif" fo:font-size="12pt" officeooo:paragraph-rsid="002ee8e5" style:font-size-asian="12pt" style:font-size-complex="12pt"/>
    </style:style>
    <style:style style:name="P30" style:family="paragraph" style:parent-style-name="Standard">
      <style:paragraph-properties fo:line-height="100%"/>
      <style:text-properties fo:color="#111111" loext:opacity="100%" style:font-name="Liberation Serif" fo:font-size="12pt" officeooo:paragraph-rsid="002a5eeb" style:font-size-asian="12pt" style:font-size-complex="12pt"/>
    </style:style>
    <style:style style:name="P31" style:family="paragraph" style:parent-style-name="Standard">
      <style:paragraph-properties fo:line-height="100%"/>
      <style:text-properties fo:color="#111111" loext:opacity="100%" style:font-name="Liberation Serif" fo:font-size="12pt" officeooo:paragraph-rsid="0011225b" style:font-size-asian="12pt" style:font-size-complex="12pt"/>
    </style:style>
    <style:style style:name="P32" style:family="paragraph" style:parent-style-name="Standard">
      <style:paragraph-properties fo:line-height="100%"/>
      <style:text-properties fo:color="#111111" loext:opacity="100%" style:font-name="Liberation Serif" fo:font-size="12pt" officeooo:paragraph-rsid="0019c3ef" style:font-size-asian="12pt" style:font-size-complex="12pt"/>
    </style:style>
    <style:style style:name="P33" style:family="paragraph" style:parent-style-name="Standard">
      <style:paragraph-properties fo:line-height="100%"/>
      <style:text-properties fo:color="#111111" loext:opacity="100%" style:font-name="Liberation Serif" fo:font-size="12pt" officeooo:paragraph-rsid="001ae620" style:font-size-asian="12pt" style:font-size-complex="12pt"/>
    </style:style>
    <style:style style:name="P34" style:family="paragraph" style:parent-style-name="Standard">
      <style:paragraph-properties fo:line-height="100%"/>
      <style:text-properties fo:color="#111111" loext:opacity="100%" style:font-name="Liberation Serif" fo:font-size="12pt" officeooo:paragraph-rsid="0024b249" style:font-size-asian="12pt" style:font-size-complex="12pt"/>
    </style:style>
    <style:style style:name="P35" style:family="paragraph" style:parent-style-name="Standard">
      <style:paragraph-properties fo:line-height="100%"/>
      <style:text-properties fo:color="#111111" loext:opacity="100%" style:font-name="Liberation Serif" fo:font-size="12pt" officeooo:paragraph-rsid="002f1d57" style:font-size-asian="12pt" style:font-size-complex="12pt"/>
    </style:style>
    <style:style style:name="P36" style:family="paragraph" style:parent-style-name="Standard">
      <style:paragraph-properties fo:line-height="100%"/>
      <style:text-properties fo:color="#111111" loext:opacity="100%" style:font-name="Liberation Serif" fo:font-size="12pt" officeooo:paragraph-rsid="00318783" style:font-size-asian="12pt" style:font-size-complex="12pt"/>
    </style:style>
    <style:style style:name="P37" style:family="paragraph" style:parent-style-name="Standard">
      <style:paragraph-properties fo:line-height="100%"/>
      <style:text-properties fo:color="#111111" loext:opacity="100%" style:font-name="Liberation Serif" fo:font-size="12pt" officeooo:rsid="002a5eeb" officeooo:paragraph-rsid="002a5eeb" style:font-size-asian="12pt" style:font-size-complex="12pt"/>
    </style:style>
    <style:style style:name="P38" style:family="paragraph" style:parent-style-name="Standard">
      <style:paragraph-properties fo:line-height="100%"/>
      <style:text-properties fo:color="#111111" loext:opacity="100%" style:font-name="Liberation Serif" fo:font-size="12pt" officeooo:rsid="0011bb1f" officeooo:paragraph-rsid="0019c3ef" style:font-size-asian="12pt" style:font-size-complex="12pt"/>
    </style:style>
    <style:style style:name="P39" style:family="paragraph" style:parent-style-name="Standard">
      <style:paragraph-properties fo:line-height="100%"/>
      <style:text-properties fo:color="#111111" loext:opacity="100%" style:font-name="Liberation Serif" fo:font-size="12pt" officeooo:rsid="0024b249" officeooo:paragraph-rsid="0024b249" style:font-size-asian="12pt" style:font-size-complex="12pt"/>
    </style:style>
    <style:style style:name="P40" style:family="paragraph" style:parent-style-name="Standard">
      <style:paragraph-properties fo:line-height="100%"/>
      <style:text-properties fo:color="#111111" loext:opacity="100%" style:font-name="Liberation Serif" fo:font-size="12pt" officeooo:rsid="002670c8" officeooo:paragraph-rsid="002670c8" style:font-size-asian="12pt" style:font-size-complex="12pt"/>
    </style:style>
    <style:style style:name="P41" style:family="paragraph" style:parent-style-name="Standard">
      <style:paragraph-properties fo:line-height="100%"/>
      <style:text-properties fo:color="#111111" loext:opacity="100%" style:font-name="Liberation Serif" fo:font-size="12pt" fo:font-style="normal" style:font-size-asian="12pt" style:font-style-asian="normal" style:font-size-complex="12pt" style:font-style-complex="normal"/>
    </style:style>
    <style:style style:name="P42" style:family="paragraph" style:parent-style-name="Standard">
      <style:paragraph-properties fo:line-height="100%"/>
      <style:text-properties fo:color="#111111" loext:opacity="100%" style:font-name="Liberation Serif" fo:font-size="12pt" fo:font-style="normal" officeooo:rsid="00278b6a" officeooo:paragraph-rsid="00278b6a" style:font-size-asian="12pt" style:font-style-asian="normal" style:font-size-complex="12pt" style:font-style-complex="normal"/>
    </style:style>
    <style:style style:name="T1" style:family="text">
      <style:text-properties officeooo:rsid="0011bb1f"/>
    </style:style>
    <style:style style:name="T2" style:family="text">
      <style:text-properties officeooo:rsid="0011c653"/>
    </style:style>
    <style:style style:name="T3" style:family="text">
      <style:text-properties officeooo:rsid="00133c0e"/>
    </style:style>
    <style:style style:name="T4" style:family="text">
      <style:text-properties officeooo:rsid="0018b646"/>
    </style:style>
    <style:style style:name="T5" style:family="text">
      <style:text-properties officeooo:rsid="0019c3ef"/>
    </style:style>
    <style:style style:name="T6" style:family="text">
      <style:text-properties officeooo:rsid="001fe8c5"/>
    </style:style>
    <style:style style:name="T7" style:family="text">
      <style:text-properties officeooo:rsid="0023c742"/>
    </style:style>
    <style:style style:name="T8" style:family="text">
      <style:text-properties officeooo:rsid="0024022b"/>
    </style:style>
    <style:style style:name="T9" style:family="text">
      <style:text-properties officeooo:rsid="0024b249"/>
    </style:style>
    <style:style style:name="T10" style:family="text">
      <style:text-properties fo:letter-spacing="-0.049cm"/>
    </style:style>
    <style:style style:name="T11" style:family="text">
      <style:text-properties fo:letter-spacing="-0.053cm"/>
    </style:style>
    <style:style style:name="T12" style:family="text">
      <style:text-properties fo:letter-spacing="-0.014cm"/>
    </style:style>
    <style:style style:name="T13" style:family="text">
      <style:text-properties officeooo:rsid="00278b6a"/>
    </style:style>
    <style:style style:name="T14" style:family="text">
      <style:text-properties fo:letter-spacing="-0.034cm"/>
    </style:style>
    <style:style style:name="T15" style:family="text">
      <style:text-properties fo:letter-spacing="-0.034cm" style:text-scale="95%"/>
    </style:style>
    <style:style style:name="T16" style:family="text">
      <style:text-properties fo:letter-spacing="0.002cm"/>
    </style:style>
    <style:style style:name="T17" style:family="text">
      <style:text-properties fo:letter-spacing="-0.051cm"/>
    </style:style>
    <style:style style:name="T18" style:family="text">
      <style:text-properties fo:letter-spacing="-0.012cm"/>
    </style:style>
    <style:style style:name="T19" style:family="text">
      <style:text-properties fo:letter-spacing="-0.012cm" style:text-scale="95%"/>
    </style:style>
    <style:style style:name="T20" style:family="text">
      <style:text-properties fo:letter-spacing="-0.012cm" officeooo:rsid="0028da6d"/>
    </style:style>
    <style:style style:name="T21" style:family="text">
      <style:text-properties fo:letter-spacing="-0.037cm"/>
    </style:style>
    <style:style style:name="T22" style:family="text">
      <style:text-properties fo:letter-spacing="-0.037cm" style:text-scale="90%"/>
    </style:style>
    <style:style style:name="T23" style:family="text">
      <style:text-properties fo:letter-spacing="-0.042cm"/>
    </style:style>
    <style:style style:name="T24" style:family="text">
      <style:text-properties fo:letter-spacing="-0.042cm" style:text-scale="95%"/>
    </style:style>
    <style:style style:name="T25" style:family="text">
      <style:text-properties fo:letter-spacing="-0.046cm"/>
    </style:style>
    <style:style style:name="T26" style:family="text">
      <style:text-properties fo:letter-spacing="-0.046cm" style:text-scale="95%"/>
    </style:style>
    <style:style style:name="T27" style:family="text">
      <style:text-properties fo:letter-spacing="-0.074cm"/>
    </style:style>
    <style:style style:name="T28" style:family="text">
      <style:text-properties fo:letter-spacing="-0.041cm"/>
    </style:style>
    <style:style style:name="T29" style:family="text">
      <style:text-properties fo:letter-spacing="-0.041cm" style:text-scale="95%"/>
    </style:style>
    <style:style style:name="T30" style:family="text">
      <style:text-properties fo:letter-spacing="-0.041cm" officeooo:rsid="00278b6a"/>
    </style:style>
    <style:style style:name="T31" style:family="text">
      <style:text-properties fo:letter-spacing="-0.056cm"/>
    </style:style>
    <style:style style:name="T32" style:family="text">
      <style:text-properties fo:letter-spacing="-0.067cm"/>
    </style:style>
    <style:style style:name="T33" style:family="text">
      <style:text-properties fo:letter-spacing="-0.058cm"/>
    </style:style>
    <style:style style:name="T34" style:family="text">
      <style:text-properties fo:letter-spacing="-0.058cm" officeooo:rsid="00278b6a"/>
    </style:style>
    <style:style style:name="T35" style:family="text">
      <style:text-properties fo:letter-spacing="-0.044cm"/>
    </style:style>
    <style:style style:name="T36" style:family="text">
      <style:text-properties fo:letter-spacing="-0.044cm" officeooo:rsid="00278b6a"/>
    </style:style>
    <style:style style:name="T37" style:family="text">
      <style:text-properties fo:letter-spacing="-0.044cm" style:text-scale="95%"/>
    </style:style>
    <style:style style:name="T38" style:family="text">
      <style:text-properties fo:letter-spacing="-0.069cm"/>
    </style:style>
    <style:style style:name="T39" style:family="text">
      <style:text-properties fo:letter-spacing="-0.069cm" style:text-scale="90%"/>
    </style:style>
    <style:style style:name="T40" style:family="text">
      <style:text-properties fo:letter-spacing="-0.092cm"/>
    </style:style>
    <style:style style:name="T41" style:family="text">
      <style:text-properties fo:letter-spacing="-0.086cm"/>
    </style:style>
    <style:style style:name="T42" style:family="text">
      <style:text-properties fo:letter-spacing="-0.062cm"/>
    </style:style>
    <style:style style:name="T43" style:family="text">
      <style:text-properties style:text-scale="95%"/>
    </style:style>
    <style:style style:name="T44" style:family="text">
      <style:text-properties fo:letter-spacing="-0.048cm" style:text-scale="95%"/>
    </style:style>
    <style:style style:name="T45" style:family="text">
      <style:text-properties fo:letter-spacing="-0.122cm" style:text-scale="95%"/>
    </style:style>
    <style:style style:name="T46" style:family="text">
      <style:text-properties fo:letter-spacing="-0.108cm" style:text-scale="95%"/>
    </style:style>
    <style:style style:name="T47" style:family="text">
      <style:text-properties fo:letter-spacing="-0.06cm" style:text-scale="95%"/>
    </style:style>
    <style:style style:name="T48" style:family="text">
      <style:text-properties fo:letter-spacing="-0.009cm"/>
    </style:style>
    <style:style style:name="T49" style:family="text">
      <style:text-properties fo:letter-spacing="-0.009cm" style:text-scale="95%"/>
    </style:style>
    <style:style style:name="T50" style:family="text">
      <style:text-properties fo:letter-spacing="-0.132cm" style:text-scale="95%"/>
    </style:style>
    <style:style style:name="T51" style:family="text">
      <style:text-properties fo:letter-spacing="-0.026cm" style:text-scale="95%"/>
    </style:style>
    <style:style style:name="T52" style:family="text">
      <style:text-properties fo:letter-spacing="-0.039cm" style:text-scale="95%"/>
    </style:style>
    <style:style style:name="T53" style:family="text">
      <style:text-properties fo:letter-spacing="-0.039cm" style:text-scale="90%"/>
    </style:style>
    <style:style style:name="T54" style:family="text">
      <style:text-properties fo:letter-spacing="0.023cm" style:text-scale="95%"/>
    </style:style>
    <style:style style:name="T55" style:family="text">
      <style:text-properties officeooo:rsid="0028da6d"/>
    </style:style>
    <style:style style:name="T56" style:family="text">
      <style:text-properties fo:letter-spacing="-0.011cm"/>
    </style:style>
    <style:style style:name="T57" style:family="text">
      <style:text-properties fo:letter-spacing="-0.011cm" style:text-scale="90%"/>
    </style:style>
    <style:style style:name="T58" style:family="text">
      <style:text-properties fo:letter-spacing="-0.011cm" style:text-scale="95%"/>
    </style:style>
    <style:style style:name="T59" style:family="text">
      <style:text-properties fo:letter-spacing="-0.011cm" officeooo:rsid="0028da6d" style:text-scale="95%"/>
    </style:style>
    <style:style style:name="T60" style:family="text">
      <style:text-properties fo:letter-spacing="-0.011cm" officeooo:rsid="002d62ec" style:text-scale="95%"/>
    </style:style>
    <style:style style:name="T61" style:family="text">
      <style:text-properties fo:letter-spacing="0.011cm"/>
    </style:style>
    <style:style style:name="T62" style:family="text">
      <style:text-properties fo:letter-spacing="0.005cm"/>
    </style:style>
    <style:style style:name="T63" style:family="text">
      <style:text-properties fo:letter-spacing="-0.025cm"/>
    </style:style>
    <style:style style:name="T64" style:family="text">
      <style:text-properties fo:letter-spacing="-0.03cm"/>
    </style:style>
    <style:style style:name="T65" style:family="text">
      <style:text-properties fo:letter-spacing="-0.032cm" style:text-scale="90%"/>
    </style:style>
    <style:style style:name="T66" style:family="text">
      <style:text-properties fo:letter-spacing="-0.093cm" style:text-scale="90%"/>
    </style:style>
    <style:style style:name="T67" style:family="text">
      <style:text-properties fo:letter-spacing="0.026cm" style:text-scale="90%"/>
    </style:style>
    <style:style style:name="T68" style:family="text">
      <style:text-properties fo:letter-spacing="-0.064cm" style:text-scale="90%"/>
    </style:style>
    <style:style style:name="T69" style:family="text">
      <style:text-properties fo:letter-spacing="-0.021cm" style:text-scale="95%"/>
    </style:style>
    <style:style style:name="T70" style:family="text">
      <style:text-properties fo:letter-spacing="-0.076cm" style:text-scale="95%"/>
    </style:style>
    <style:style style:name="T71" style:family="text">
      <style:text-properties fo:letter-spacing="0.019cm" style:text-scale="90%"/>
    </style:style>
    <style:style style:name="T72" style:family="text">
      <style:text-properties fo:letter-spacing="0.019cm" officeooo:rsid="0028da6d" style:text-scale="90%"/>
    </style:style>
    <style:style style:name="T73" style:family="text">
      <style:text-properties fo:letter-spacing="-0.109cm" style:text-scale="95%"/>
    </style:style>
    <style:style style:name="T74" style:family="text">
      <style:text-properties fo:letter-spacing="-0.099cm" style:text-scale="95%"/>
    </style:style>
    <style:style style:name="T75" style:family="text">
      <style:text-properties fo:letter-spacing="0.007cm" style:text-scale="95%"/>
    </style:style>
    <style:style style:name="T76" style:family="text">
      <style:text-properties fo:letter-spacing="-0.007cm"/>
    </style:style>
    <style:style style:name="T77" style:family="text">
      <style:text-properties fo:letter-spacing="-0.007cm" style:text-scale="95%"/>
    </style:style>
    <style:style style:name="T78" style:family="text">
      <style:text-properties style:text-scale="90%"/>
    </style:style>
    <style:style style:name="T79" style:family="text">
      <style:text-properties fo:letter-spacing="-0.071cm" style:text-scale="90%"/>
    </style:style>
    <style:style style:name="T80" style:family="text">
      <style:text-properties fo:letter-spacing="-0.005cm"/>
    </style:style>
    <style:style style:name="T81" style:family="text">
      <style:text-properties fo:letter-spacing="-0.019cm"/>
    </style:style>
    <style:style style:name="T82" style:family="text">
      <style:text-properties fo:letter-spacing="-0.002cm"/>
    </style:style>
    <style:style style:name="T83" style:family="text">
      <style:text-properties fo:letter-spacing="-0.028cm"/>
    </style:style>
    <style:style style:name="T84" style:family="text">
      <style:text-properties fo:letter-spacing="-0.136cm" style:text-scale="95%"/>
    </style:style>
    <style:style style:name="T85" style:family="text">
      <style:text-properties fo:letter-spacing="-0.023cm" style:text-scale="95%"/>
    </style:style>
    <style:style style:name="T86" style:family="text">
      <style:text-properties fo:color="#111111" loext:opacity="100%"/>
    </style:style>
    <style:style style:name="T87" style:family="text">
      <style:text-properties fo:color="#111111" loext:opacity="100%" fo:font-size="12pt" style:font-size-asian="12pt" style:font-size-complex="12pt"/>
    </style:style>
    <style:style style:name="T88" style:family="text">
      <style:text-properties fo:color="#111111" loext:opacity="100%" fo:font-size="12pt" officeooo:rsid="00133c0e" style:font-size-asian="12pt" style:font-size-complex="12pt"/>
    </style:style>
    <style:style style:name="T89" style:family="text">
      <style:text-properties fo:color="#111111" loext:opacity="100%" fo:font-size="12pt" officeooo:rsid="0011bb1f" style:font-size-asian="12pt" style:font-size-complex="12pt"/>
    </style:style>
    <style:style style:name="T90" style:family="text">
      <style:text-properties fo:color="#111111" loext:opacity="100%" officeooo:rsid="0011225b"/>
    </style:style>
    <style:style style:name="T91" style:family="text">
      <style:text-properties fo:color="#111111" loext:opacity="100%" officeooo:rsid="00133c0e"/>
    </style:style>
    <style:style style:name="T92" style:family="text">
      <style:text-properties fo:color="#111111" loext:opacity="100%" officeooo:rsid="0013a57b"/>
    </style:style>
    <style:style style:name="T93" style:family="text">
      <style:text-properties fo:color="#111111" loext:opacity="100%" officeooo:rsid="00157476"/>
    </style:style>
    <style:style style:name="T94" style:family="text">
      <style:text-properties fo:color="#111111" loext:opacity="100%" officeooo:rsid="0016cfca"/>
    </style:style>
    <style:style style:name="T95" style:family="text">
      <style:text-properties fo:color="#111111" loext:opacity="100%" officeooo:rsid="0018b646"/>
    </style:style>
    <style:style style:name="T96" style:family="text">
      <style:text-properties fo:color="#111111" loext:opacity="100%" style:font-name="DejaVu Sans"/>
    </style:style>
    <style:style style:name="T97" style:family="text">
      <style:text-properties fo:color="#111111" loext:opacity="100%" style:font-name="DejaVu Sans" fo:font-size="12pt" style:font-size-asian="12pt" style:font-size-complex="12pt"/>
    </style:style>
    <style:style style:name="T98" style:family="text">
      <style:text-properties fo:color="#111111" loext:opacity="100%" style:font-name="DejaVu Sans" fo:font-size="12pt" officeooo:rsid="00133c0e" style:font-size-asian="12pt" style:font-size-complex="12pt"/>
    </style:style>
    <style:style style:name="T99" style:family="text">
      <style:text-properties fo:color="#111111" loext:opacity="100%" style:font-name="DejaVu Sans" fo:font-size="12pt" officeooo:rsid="0011bb1f" style:font-size-asian="12pt" style:font-size-complex="12pt"/>
    </style:style>
    <style:style style:name="T100" style:family="text">
      <style:text-properties fo:color="#111111" loext:opacity="100%" style:font-name="DejaVu Sans" officeooo:rsid="0011225b"/>
    </style:style>
    <style:style style:name="T101" style:family="text">
      <style:text-properties fo:color="#111111" loext:opacity="100%" style:font-name="DejaVu Sans" officeooo:rsid="00133c0e"/>
    </style:style>
    <style:style style:name="T102" style:family="text">
      <style:text-properties fo:color="#111111" loext:opacity="100%" style:font-name="DejaVu Sans" officeooo:rsid="0013a57b"/>
    </style:style>
    <style:style style:name="T103" style:family="text">
      <style:text-properties fo:color="#111111" loext:opacity="100%" style:font-name="DejaVu Sans" officeooo:rsid="00157476"/>
    </style:style>
    <style:style style:name="T104" style:family="text">
      <style:text-properties fo:color="#111111" loext:opacity="100%" style:font-name="DejaVu Sans" officeooo:rsid="0016cfca"/>
    </style:style>
    <style:style style:name="T105" style:family="text">
      <style:text-properties fo:color="#111111" loext:opacity="100%" style:font-name="DejaVu Sans" officeooo:rsid="0018b646"/>
    </style:style>
    <style:style style:name="T106" style:family="text">
      <style:text-properties fo:color="#111111" loext:opacity="100%" style:font-name="Liberation Serif"/>
    </style:style>
    <style:style style:name="T107" style:family="text">
      <style:text-properties fo:color="#111111" loext:opacity="100%" style:font-name="Liberation Serif" fo:font-size="12pt" style:font-size-asian="12pt" style:font-size-complex="12pt"/>
    </style:style>
    <style:style style:name="T108" style:family="text">
      <style:text-properties fo:color="#111111" loext:opacity="100%" style:font-name="Liberation Serif" fo:font-size="12pt" officeooo:rsid="00133c0e" style:font-size-asian="12pt" style:font-size-complex="12pt"/>
    </style:style>
    <style:style style:name="T109" style:family="text">
      <style:text-properties fo:color="#111111" loext:opacity="100%" style:font-name="Liberation Serif" fo:font-size="12pt" officeooo:rsid="0011bb1f" style:font-size-asian="12pt" style:font-size-complex="12pt"/>
    </style:style>
    <style:style style:name="T110" style:family="text">
      <style:text-properties fo:color="#111111" loext:opacity="100%" style:font-name="Liberation Serif" officeooo:rsid="0011225b"/>
    </style:style>
    <style:style style:name="T111" style:family="text">
      <style:text-properties fo:color="#111111" loext:opacity="100%" style:font-name="Liberation Serif" officeooo:rsid="00133c0e"/>
    </style:style>
    <style:style style:name="T112" style:family="text">
      <style:text-properties fo:color="#111111" loext:opacity="100%" style:font-name="Liberation Serif" officeooo:rsid="0013a57b"/>
    </style:style>
    <style:style style:name="T113" style:family="text">
      <style:text-properties fo:color="#111111" loext:opacity="100%" style:font-name="Liberation Serif" officeooo:rsid="00157476"/>
    </style:style>
    <style:style style:name="T114" style:family="text">
      <style:text-properties fo:color="#111111" loext:opacity="100%" style:font-name="Liberation Serif" officeooo:rsid="0016cfca"/>
    </style:style>
    <style:style style:name="T115" style:family="text">
      <style:text-properties fo:color="#111111" loext:opacity="100%" style:font-name="Liberation Serif" officeooo:rsid="0018b646"/>
    </style:style>
    <style:style style:name="T116" style:family="text">
      <style:text-properties fo:font-size="12pt" fo:font-style="normal" style:font-name-asian="Courier New1" style:font-size-asian="12pt" style:font-style-asian="normal" style:font-size-complex="12pt" style:font-style-complex="normal"/>
    </style:style>
    <style:style style:name="T117" style:family="text">
      <style:text-properties fo:font-size="12pt" fo:font-style="normal" officeooo:rsid="0028da6d" style:font-name-asian="Courier New1" style:font-size-asian="12pt" style:font-style-asian="normal" style:font-size-complex="12pt" style:font-style-complex="normal"/>
    </style:style>
    <style:style style:name="T118" style:family="text">
      <style:text-properties fo:font-size="12pt" fo:letter-spacing="-0.056cm" fo:font-style="normal" style:font-name-asian="Courier New1" style:font-size-asian="12pt" style:font-style-asian="normal" style:font-size-complex="12pt" style:font-style-complex="normal"/>
    </style:style>
    <style:style style:name="T119" style:family="text">
      <style:text-properties fo:font-size="12pt" fo:letter-spacing="-0.053cm" fo:font-style="normal" style:font-name-asian="Courier New1" style:font-size-asian="12pt" style:font-style-asian="normal" style:font-size-complex="12pt" style:font-style-complex="normal"/>
    </style:style>
    <style:style style:name="T120" style:family="text">
      <style:text-properties fo:font-size="12pt" fo:letter-spacing="-0.055cm" fo:font-style="normal" style:font-name-asian="Courier New1" style:font-size-asian="12pt" style:font-style-asian="normal" style:font-size-complex="12pt" style:font-style-complex="normal"/>
    </style:style>
    <style:style style:name="T121" style:family="text">
      <style:text-properties fo:font-size="12pt" fo:letter-spacing="-0.058cm" fo:font-style="normal" style:font-name-asian="Courier New1" style:font-size-asian="12pt" style:font-style-asian="normal" style:font-size-complex="12pt" style:font-style-complex="normal"/>
    </style:style>
    <style:style style:name="T122" style:family="text">
      <style:text-properties officeooo:rsid="002ee8e5"/>
    </style:style>
    <style:style style:name="T123" style:family="text">
      <style:text-properties officeooo:rsid="00326c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#List local Images </text:p>
      <text:p text:style-name="P27">docker images</text:p>
      <text:p text:style-name="P27"/>
      <text:p text:style-name="P27">#Log in to a remote registry </text:p>
      <text:p text:style-name="P27">docker login RegistryURL -u user -p password</text:p>
      <text:p text:style-name="P27"/>
      <text:p text:style-name="P27">#Start container in background</text:p>
      <text:p text:style-name="P27">docker run -d nginx</text:p>
      <text:p text:style-name="P27"/>
      <text:p text:style-name="P27">#Assign it a hostname</text:p>
      <text:p text:style-name="P27">docker run --hostname anibrain nginx</text:p>
      <text:p text:style-name="P27"/>
      <text:p text:style-name="P27">#Assign it a dns entry</text:p>
      <text:p text:style-name="P27">docker run --add-host HOSTNAME:IP IMAGE</text:p>
      <text:p text:style-name="P27"/>
      <text:p text:style-name="P27">#Copy a file from a container to the host</text:p>
      <text:p text:style-name="P27">docker cp containername:/indez.html indez.html</text:p>
      <text:p text:style-name="P27"/>
      <text:p text:style-name="P27">#Copy a file from the host to a container</text:p>
      <text:p text:style-name="P27">docker cp indez.html containername:/indez.html</text:p>
      <text:p text:style-name="P27"/>
      <text:p text:style-name="P27">#Pull an image from a remote registry</text:p>
      <text:p text:style-name="P27">docker pull registry.redhat.io/rhel8/httpd-24</text:p>
      <text:p text:style-name="P27"/>
      <text:p text:style-name="P27">#Run a container with Podman <text:s/></text:p>
      <text:p text:style-name="P27">docker run -d -it -p 80:80 -v /nfs:/var/www/html registry.redhat.io/rhel8/httpd-24</text:p>
      <text:p text:style-name="P27"/>
      <text:p text:style-name="P27">#List the running containers </text:p>
      <text:p text:style-name="P27">docker ps</text:p>
      <text:p text:style-name="P27"/>
      <text:p text:style-name="P27">#List the running containers # no difference between ls and ps</text:p>
      <text:p text:style-name="P27">docker container ls </text:p>
      <text:p text:style-name="P27"/>
      <text:p text:style-name="P27">#List the running <text:span text:style-name="T123">and non running</text:span> containers </text:p>
      <text:p text:style-name="P27">docker container ls -a</text:p>
      <text:p text:style-name="P27"/>
      <text:p text:style-name="P27">#Execute a command in a running container </text:p>
      <text:p text:style-name="P27">docker exec -it containerid /bin/bash</text:p>
      <text:p text:style-name="P27"/>
      <text:p text:style-name="P27">#Execute a command by root in a running container </text:p>
      <text:p text:style-name="P27">docker exec -u 0 -it a34b5708919d /bin/bash</text:p>
      <text:p text:style-name="P27"/>
      <text:p text:style-name="P27">#Display the logs of a container </text:p>
      <text:p text:style-name="P27">docker logs containerid</text:p>
      <text:p text:style-name="P27"/>
      <text:p text:style-name="P27">#Save an image </text:p>
      <text:p text:style-name="P27">docker save -o imagename &gt; /path/test.tar </text:p>
      <text:p text:style-name="P27"/>
      <text:p text:style-name="P27">#Load an image </text:p>
      <text:p text:style-name="P35">docker load -i /path/test.tar </text:p>
      <text:p text:style-name="P27"/>
      <text:p text:style-name="P27">#Start an existing container </text:p>
      <text:p text:style-name="P27">docker start containerid</text:p>
      <text:p text:style-name="P27"/>
      <text:p text:style-name="P27">#Stop an existing container </text:p>
      <text:p text:style-name="P27">docker stop containerid</text:p>
      <text:p text:style-name="P27"/>
      <text:p text:style-name="P27"><text:soft-page-break/>#Restart an existing container </text:p>
      <text:p text:style-name="P27">docker restart containerid</text:p>
      <text:p text:style-name="P27"/>
      <text:p text:style-name="P27">#Remove a container </text:p>
      <text:p text:style-name="P27">docker rm containerid</text:p>
      <text:p text:style-name="P27"/>
      <text:p text:style-name="P27">#Remove a container image </text:p>
      <text:p text:style-name="P27">docker rmi containerimages</text:p>
      <text:p text:style-name="P27"/>
      <text:p text:style-name="P27">#Docker version </text:p>
      <text:p text:style-name="P27">docker version</text:p>
      <text:p text:style-name="P27"/>
      <text:p text:style-name="P27">#Log out </text:p>
      <text:p text:style-name="P27">docker logout</text:p>
      <text:p text:style-name="P27"/>
      <text:p text:style-name="P27">#Create a new image based on the current state of a running container </text:p>
      <text:p text:style-name="P27">docker commit container newImage:tag </text:p>
      <text:p text:style-name="P27"/>
      <text:p text:style-name="P27">#Restart an existing container </text:p>
      <text:p text:style-name="P27">docker restart container</text:p>
      <text:p text:style-name="P27"/>
      <text:p text:style-name="P27">#Wait on one or more containers to stop </text:p>
      <text:p text:style-name="P27">docker wait container1 [container2…]</text:p>
      <text:p text:style-name="P27"/>
      <text:p text:style-name="P27">#Stop a running container gracefully </text:p>
      <text:p text:style-name="P27">docker stop container</text:p>
      <text:p text:style-name="P27"/>
      <text:p text:style-name="P27">#Kill a running container </text:p>
      <text:p text:style-name="P27">docker kill container</text:p>
      <text:p text:style-name="P27"/>
      <text:p text:style-name="P27">#Remove a container (use -f if the container is running) </text:p>
      <text:p text:style-name="P27">docker rm [-f] container</text:p>
      <text:p text:style-name="P27"/>
      <text:p text:style-name="P27">#Display a live stream of a container’s resource usage </text:p>
      <text:p text:style-name="P27">docker stats container</text:p>
      <text:p text:style-name="P27"/>
      <text:p text:style-name="P27">#Return metadata (in JSON) about a running container </text:p>
      <text:p text:style-name="P27">docker inspect container</text:p>
      <text:p text:style-name="P27"/>
      <text:p text:style-name="P27">#Processors running on Docker</text:p>
      <text:p text:style-name="P27">docker top container-id</text:p>
      <text:p text:style-name="P27"/>
      <text:p text:style-name="P27">#Delete volume forcefully</text:p>
      <text:p text:style-name="P27">docker volume prune</text:p>
      <text:p text:style-name="P27"/>
      <text:p text:style-name="P27">#Delete container forcefully</text:p>
      <text:p text:style-name="P27">docker container prune</text:p>
      <text:p text:style-name="P27"/>
      <text:p text:style-name="P27">#Build docker images</text:p>
      <text:p text:style-name="P27">docker build -t yourusername/repository-name .</text:p>
      <text:p text:style-name="P27"/>
      <text:p text:style-name="P27">#Specify the docker file if having other name</text:p>
      <text:p text:style-name="P27">docker build -f dockerfile.dev .</text:p>
      <text:p text:style-name="P27"/>
      <text:p text:style-name="P27">#Show all modified files 1n container</text:p>
      <text:p text:style-name="P27">docker diff container-id</text:p>
      <text:p text:style-name="P27"/>
      <text:p text:style-name="P27"><text:soft-page-break/>#Show mapped ports of a container</text:p>
      <text:p text:style-name="P27">docker port container-id</text:p>
      <text:p text:style-name="P27"/>
      <text:p text:style-name="P27">#Search an image in official repository</text:p>
      <text:p text:style-name="P27">docker search nginx</text:p>
      <text:p text:style-name="P27"/>
      <text:p text:style-name="P27">URL: https://dockerlabs.collabnix.com/docker/cheatsheet/</text:p>
      <text:p text:style-name="P27"/>
      <text:p text:style-name="P27">############### Docker File #####################</text:p>
      <text:p text:style-name="P27"/>
      <text:p text:style-name="P27">FROM ubuntu:18.04 <text:s text:c="3"/>#Add base image</text:p>
      <text:p text:style-name="P27">LABEL name vaibhav <text:s/>#Add name labels to container</text:p>
      <text:p text:style-name="P27">LABEL email vvgadhave@gmail.com <text:s text:c="3"/>#Add email label</text:p>
      <text:p text:style-name="P27">ENV NAME vaibhav <text:s text:c="3"/>#Add enviroment variables</text:p>
      <text:p text:style-name="P27">ENV PASS Passwd@123# <text:s text:c="3"/>#Add enviroment variables </text:p>
      <text:p text:style-name="P27">RUN pwd &gt; /home/test.txt <text:s/># (/) Run command </text:p>
      <text:p text:style-name="P27">WORKDIR /tmp <text:s text:c="2"/># Change working directory, default may be /</text:p>
      <text:p text:style-name="P27">RUN pwd &gt; /home/test.txt <text:s/>#(/tmp) output after changing working directory</text:p>
      <text:p text:style-name="P27">USER vaibhavg <text:s/># Switch user from root to vaibhavg</text:p>
      <text:p text:style-name="P27">COPY test.txt /tmp/ <text:s/>#Copy local test.txt file from local to container /tmp/ </text:p>
      <text:p text:style-name="P27">ADD test.txt.tar /tmp <text:s/>#Extract contents from test.txt.tar in /tmp</text:p>
      <text:p text:style-name="P27">CMD ["python"] <text:s/>#Run any specific command in container</text:p>
      <text:p text:style-name="P27">CMD ["/bin/bash"] <text:s/># If having multiple CMD in docker file then last CMD will execute when container is up</text:p>
      <text:p text:style-name="P27">ENTRYPOINT ["test.sh"] # Executes as soon as the container is up </text:p>
      <text:p text:style-name="P27"/>
      <text:p text:style-name="P27">#################Docker compose file##################</text:p>
      <text:p text:style-name="P27"/>
      <text:p text:style-name="P27">version: '2.2'</text:p>
      <text:p text:style-name="P27">services:</text:p>
      <text:p text:style-name="P27"><text:s text:c="2"/>node01:</text:p>
      <text:p text:style-name="P27"><text:s text:c="4"/>image: docker.elastic.co/elasticsearch/elasticsearch:7.11.1</text:p>
      <text:p text:style-name="P27"><text:s text:c="4"/>container_name: node01</text:p>
      <text:p text:style-name="P27"><text:s text:c="4"/>environment:</text:p>
      <text:p text:style-name="P27"><text:s text:c="6"/>- node.name=node01</text:p>
      <text:p text:style-name="P27"><text:s text:c="6"/>- cluster.name=es-cluster-7</text:p>
      <text:p text:style-name="P27"><text:s text:c="6"/>- discovery.type=single-node</text:p>
      <text:p text:style-name="P27"><text:s text:c="6"/>- "ES_JAVA_OPTS=-Xms128m -Xmx128m"</text:p>
      <text:p text:style-name="P27"><text:s text:c="4"/>ulimits:</text:p>
      <text:p text:style-name="P27"><text:s text:c="6"/>memlock:</text:p>
      <text:p text:style-name="P27"><text:s text:c="8"/>soft: -1</text:p>
      <text:p text:style-name="P27"><text:s text:c="8"/>hard: -1</text:p>
      <text:p text:style-name="P27"><text:s text:c="4"/>volumes:</text:p>
      <text:p text:style-name="P27"><text:s text:c="6"/>- es-data01:/usr/share/elasticsearch/data</text:p>
      <text:p text:style-name="P27"><text:s text:c="4"/>ports:</text:p>
      <text:p text:style-name="P27"><text:s text:c="6"/>- 9200:9200</text:p>
      <text:p text:style-name="P27"><text:s text:c="4"/>networks:</text:p>
      <text:p text:style-name="P27"><text:s text:c="6"/>- es-network</text:p>
      <text:p text:style-name="P27"/>
      <text:p text:style-name="P27"><text:s text:c="2"/>kibana:</text:p>
      <text:p text:style-name="P27"><text:s text:c="4"/>image: docker.elastic.co/kibana/kibana:7.11.1</text:p>
      <text:p text:style-name="P27"><text:s text:c="4"/>environment:</text:p>
      <text:p text:style-name="P27"><text:s text:c="6"/>ELASTICSEARCH_HOSTS: http://node01:9200 <text:s/></text:p>
      <text:p text:style-name="P27"><text:s text:c="4"/>ports:</text:p>
      <text:p text:style-name="P27"><text:s text:c="6"/>- 5601:5601</text:p>
      <text:p text:style-name="P27"><text:s text:c="4"/>networks:</text:p>
      <text:p text:style-name="P27"><text:s text:c="6"/>- es-network</text:p>
      <text:p text:style-name="P27"><text:soft-page-break/><text:s text:c="4"/>depends_on:</text:p>
      <text:p text:style-name="P27"><text:s text:c="6"/>- node01</text:p>
      <text:p text:style-name="P27"><text:s text:c="4"/>restart: always <text:s text:c="4"/>#(no = never restart | always = if container stops for nay reason | on-failure = only restart if stops by any error code | unless-stopped = always restart wnless we forcefully stop it )</text:p>
      <text:p text:style-name="P27"/>
      <text:p text:style-name="P27"><text:s text:c="2"/>heartbeat:</text:p>
      <text:p text:style-name="P27"><text:s text:c="4"/>image: docker.elastic.co/beats/heartbeat:7.11.1</text:p>
      <text:p text:style-name="P27"><text:s text:c="4"/>environment:</text:p>
      <text:p text:style-name="P27"><text:s text:c="6"/>ELASTICSEARCH_HOSTS: http://node01:9200</text:p>
      <text:p text:style-name="P27"><text:s text:c="4"/>volumes:</text:p>
      <text:p text:style-name="P27"><text:s text:c="6"/>- /home/vaibhavg/kibana/heartbeat.yml:/usr/share/heartbeat/heartbeat.yml:ro</text:p>
      <text:p text:style-name="P27"><text:s text:c="4"/>networks:</text:p>
      <text:p text:style-name="P27"><text:s text:c="6"/>- es-network</text:p>
      <text:p text:style-name="P27"><text:s text:c="4"/>depends_on:</text:p>
      <text:p text:style-name="P27"><text:s text:c="6"/>- node01</text:p>
      <text:p text:style-name="P27"><text:s text:c="4"/></text:p>
      <text:p text:style-name="P27">volumes:</text:p>
      <text:p text:style-name="P27"><text:s text:c="2"/>es-data01:</text:p>
      <text:p text:style-name="P27"><text:s text:c="4"/>driver: local</text:p>
      <text:p text:style-name="P27"/>
      <text:p text:style-name="P27">networks:</text:p>
      <text:p text:style-name="P27"><text:s text:c="2"/>es-network:</text:p>
      <text:p text:style-name="P27"><text:s text:c="4"/>driver: bridge</text:p>
      <text:p text:style-name="P27"/>
      <text:p text:style-name="P27">################### JFYI ######################</text:p>
      <text:p text:style-name="P27"/>
      <text:p text:style-name="P27"># Install ssh server in conatiner</text:p>
      <text:p text:style-name="P27">RUN apt install openssh-server -y <text:s/></text:p>
      <text:p text:style-name="P27">EXPOSE 22</text:p>
      <text:p text:style-name="P27">CMD ["/usr/sbin/sshd", "-D"]</text:p>
      <text:p text:style-name="P27"/>
      <text:p text:style-name="P27">############## Docker-Machine ####################</text:p>
      <text:p text:style-name="P27"/>
      <text:p text:style-name="P27">#URL for deocker-machine</text:p>
      <text:p text:style-name="P27">https://docker-docs.netlify.app/machine/install-machine/</text:p>
      <text:p text:style-name="P27"/>
      <text:p text:style-name="P27">#Check Version</text:p>
      <text:p text:style-name="P27">docker-machine version</text:p>
      <text:p text:style-name="P27"/>
      <text:p text:style-name="P27">#List docker machines</text:p>
      <text:p text:style-name="P27">docker-machine ls</text:p>
      <text:p text:style-name="P27"/>
      <text:p text:style-name="P27">#Create docker machines</text:p>
      <text:p text:style-name="P27">docker-machine create --driver virtualbox machine1</text:p>
      <text:p text:style-name="P27"/>
      <text:p text:style-name="P27">#You need to tell Docker to talk to the new machine. You can do this with the docker-machine env command.</text:p>
      <text:p text:style-name="P27">docker-machine env machine1</text:p>
      <text:p text:style-name="P27"/>
      <text:p text:style-name="P27">#Connect your shell to the new machine.</text:p>
      <text:p text:style-name="P27">eval "$(docker-machine env machine1)"</text:p>
      <text:p text:style-name="P27"/>
      <text:p text:style-name="P27">#Start a Docker machine</text:p>
      <text:p text:style-name="P27">docker-machine start machine1</text:p>
      <text:p text:style-name="P27"/>
      <text:p text:style-name="P27">#Stop a Docker machine</text:p>
      <text:p text:style-name="P27">docker-machine stop machine1</text:p>
      <text:p text:style-name="P27"><text:soft-page-break/></text:p>
      <text:p text:style-name="P27">#Restart a Docker machine</text:p>
      <text:p text:style-name="P27">docker-machine restart machine1</text:p>
      <text:p text:style-name="P27"/>
      <text:p text:style-name="P27">#Configuration for a Docker machine</text:p>
      <text:p text:style-name="P27">docker-machine config machine1</text:p>
      <text:p text:style-name="P27"/>
      <text:p text:style-name="P27">#Inspect a Docker machine</text:p>
      <text:p text:style-name="P27">docker-machine inspect machine1</text:p>
      <text:p text:style-name="P27"/>
      <text:p text:style-name="P27">#Get ip of a Docker machine</text:p>
      <text:p text:style-name="P27">docker-machine ip machine1</text:p>
      <text:p text:style-name="P27"/>
      <text:p text:style-name="P27">#Kill a Docker machine</text:p>
      <text:p text:style-name="P27">docker-machine kill machine1</text:p>
      <text:p text:style-name="P27"/>
      <text:p text:style-name="P27">#regenerated certificates for a Docker machine</text:p>
      <text:p text:style-name="P27">docker-machine regenerate-certs machine1</text:p>
      <text:p text:style-name="P27"/>
      <text:p text:style-name="P27">#ssh a Docker machine</text:p>
      <text:p text:style-name="P27">docker-machine ssh machine1</text:p>
      <text:p text:style-name="P27"/>
      <text:p text:style-name="P27">#Status a Docker machine</text:p>
      <text:p text:style-name="P27">docker-machine status machine1</text:p>
      <text:p text:style-name="P27"/>
      <text:p text:style-name="P27">#upgrade a Docker machine</text:p>
      <text:p text:style-name="P27">docker-machine upgrade machine1</text:p>
      <text:p text:style-name="P27"/>
      <text:p text:style-name="P27">#Stop a Docker machine</text:p>
      <text:p text:style-name="P27">docker-machine url machine1</text:p>
      <text:p text:style-name="P27"/>
      <text:p text:style-name="P36">##### Docker Swarm #####Docker always recommends to promote manager as 1,3,5,7.. <text:s/>(as odd no)</text:p>
      <text:p text:style-name="P27"/>
      <text:p text:style-name="P27">#To create a new docker swarm leader</text:p>
      <text:p text:style-name="P27">docker swarm init</text:p>
      <text:p text:style-name="P27"/>
      <text:p text:style-name="P27">#To chek the list of nodes connected to docker swarm</text:p>
      <text:p text:style-name="P27">docker node ls</text:p>
      <text:p text:style-name="P27"/>
      <text:p text:style-name="P27">#To get the docker initialise link again to join worker</text:p>
      <text:p text:style-name="P27">docker swarm join-token worker </text:p>
      <text:p text:style-name="P27"/>
      <text:p text:style-name="P27">#To get the docker initialise link again to join mananger</text:p>
      <text:p text:style-name="P27">docker swarm join-token manager </text:p>
      <text:p text:style-name="P27"/>
      <text:p text:style-name="P27">#To exit from docker swarm manager (Run this comand on worker)</text:p>
      <text:p text:style-name="P27">docker swarm leave</text:p>
      <text:p text:style-name="P27"/>
      <text:p text:style-name="P27">#To remove any worker from group (Run this command on manager)</text:p>
      <text:p text:style-name="P27">docker node rm worker2</text:p>
      <text:p text:style-name="P27"/>
      <text:p text:style-name="P27">#To inspect worker information</text:p>
      <text:p text:style-name="P27">docker node inspect worker1</text:p>
      <text:p text:style-name="P27"/>
      <text:p text:style-name="P27">#To promote docker worker to manager</text:p>
      <text:p text:style-name="P27">docker node promote worker1 worker2</text:p>
      <text:p text:style-name="P27"/>
      <text:p text:style-name="P27"><text:soft-page-break/>#To demote docker worker to manager</text:p>
      <text:p text:style-name="P27">docker node demote worker1 worker2</text:p>
      <text:p text:style-name="P27"/>
      <text:p text:style-name="P27">#To create a service</text:p>
      <text:p text:style-name="P27">docker service create -d alpine ping 8.8.8.8</text:p>
      <text:p text:style-name="P27"/>
      <text:p text:style-name="P27">#To create a service with replicas</text:p>
      <text:p text:style-name="P27">docker service create -d --replicas 4 alpine ping 8.8.8.8</text:p>
      <text:p text:style-name="P27"/>
      <text:p text:style-name="P27">#To check the running serices.</text:p>
      <text:p text:style-name="P27">docker service ls</text:p>
      <text:p text:style-name="P27"/>
      <text:p text:style-name="P27">#To check where the serices are running</text:p>
      <text:p text:style-name="P27">docker service ps ajdlkjdlii211</text:p>
      <text:p text:style-name="P27"/>
      <text:p text:style-name="P27">#To scale docker conatainers</text:p>
      <text:p text:style-name="P27">docker service scale asdekjjkajdf=4 dasdewdqw=4</text:p>
      <text:p text:style-name="P27"/>
      <text:p text:style-name="P27">#To run the serice globally</text:p>
      <text:p text:style-name="P27">docker service create --mode global alpine ping 8.8.8.8</text:p>
      <text:p text:style-name="P27"/>
      <text:p text:style-name="P27">#To run container on manager only</text:p>
      <text:p text:style-name="P27">docker service create --constraint="node.role==manager" alpine ping 8.8.8.8</text:p>
      <text:p text:style-name="P27"/>
      <text:p text:style-name="P27">#To run container on any particular worker only</text:p>
      <text:p text:style-name="P27">docker service create --constraint="node.role==worker" alpine ping 8.8.8.8</text:p>
      <text:p text:style-name="P27"/>
      <text:p text:style-name="P27">#To add any label to any worker <text:s/>(Labels are required because you can run containers on any particular workers by this)</text:p>
      <text:p text:style-name="P27">docker node update --label-add="ssd=true" worker1</text:p>
      <text:p text:style-name="P27"/>
      <text:p text:style-name="P27">#TO remove any label from worker</text:p>
      <text:p text:style-name="P27">docker node update --label-rm ssd node2</text:p>
      <text:p text:style-name="P27"/>
      <text:p text:style-name="P27">#To run any service on particular worker by using labels</text:p>
      <text:p text:style-name="P27">docker service create --constraint="node.labels.ssd==true" --replicas=3 -d alpine ping 8.8.8.8</text:p>
      <text:p text:style-name="P27"/>
      <text:p text:style-name="P27">#To pause any running worker node</text:p>
      <text:p text:style-name="P27">docker node update --availability=pause worker2</text:p>
      <text:p text:style-name="P27"/>
      <text:p text:style-name="P27">#To unpause any running worker node</text:p>
      <text:p text:style-name="P27">docker node update --availability=active worker2</text:p>
      <text:p text:style-name="P27"/>
      <text:p text:style-name="P27">#To move all containers from running worker node to other automatically</text:p>
      <text:p text:style-name="P27">docker node update --availability=drain worker2</text:p>
      <text:p text:style-name="P27"/>
      <text:p text:style-name="P27">#To run compose-file as stack deploy</text:p>
      <text:p text:style-name="P27">docker stack deploy --compose-file docker-compose.yml Demo</text:p>
      <text:p text:style-name="P27"/>
      <text:p text:style-name="P27">#To remove stack</text:p>
      <text:p text:style-name="P27">docker stack rm Demo </text:p>
      <text:p text:style-name="P27"/>
      <text:p text:style-name="P27">#List no of stacks</text:p>
      <text:p text:style-name="P27">docker stack ls</text:p>
      <text:p text:style-name="P27"/>
      <text:p text:style-name="P27">#To check on which machines stacks are running</text:p>
      <text:p text:style-name="P27">docker stack ps Dem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Paragraph" style:display-name="Table Paragraph" style:family="paragraph" style:parent-style-name="Standard"/>
    <style:style style:name="List_20_Paragraph" style:display-name="List Paragraph" style:family="paragraph" style:parent-style-name="Standard"/>
    <style:style style:name="Heading_20_3" style:display-name="Heading 3" style:family="paragraph" style:parent-style-name="Standard" style:default-outline-level="3" style:list-style-name="" style:class="text">
      <style:paragraph-properties fo:margin-left="0.356cm" fo:margin-right="0cm" fo:text-indent="0cm" style:auto-text-indent="false"/>
      <style:text-properties style:font-name="Courier New" fo:font-family="'Courier New'" style:font-family-generic="roman" style:font-pitch="variable" fo:font-size="10pt" fo:font-style="italic" style:font-name-asian="Courier New1" style:font-family-asian="'Courier New'" style:font-family-generic-asian="system" style:font-pitch-asian="variable" style:font-size-asian="10pt" style:font-style-asian="italic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356cm" fo:margin-right="0cm" fo:text-indent="0cm" style:auto-text-indent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76cm" fo:margin-bottom="0.801cm" fo:margin-left="2cm" fo:margin-right="0.80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7-04T09:16:52.837631193</meta:creation-date>
    <dc:date>2022-11-29T21:57:35.719479932</dc:date>
    <meta:editing-duration>PT5H36M23S</meta:editing-duration>
    <meta:editing-cycles>33</meta:editing-cycles>
    <meta:generator>LibreOffice/7.3.4.2$Linux_X86_64 LibreOffice_project/728fec16bd5f605073805c3c9e7c4212a0120dc5</meta:generator>
    <meta:document-statistic meta:table-count="0" meta:image-count="0" meta:object-count="0" meta:page-count="6" meta:paragraph-count="242" meta:word-count="1153" meta:character-count="8327" meta:non-whitespace-character-count="7155"/>
    <meta:user-defined meta:name="AppVersion">14.0000</meta:user-defined>
    <meta:user-defined meta:name="Created" meta:value-type="date">2022-11-27T00:00:00</meta:user-defined>
    <meta:user-defined meta:name="DocSecurity" meta:value-type="float">4</meta:user-defined>
    <meta:user-defined meta:name="LastSaved" meta:value-type="date">2022-11-27T00:00:00</meta:user-defined>
  </office:meta>
</office:document-meta>
</file>